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ntersuchung der Effizienz </text:p>
          </draw:text-box>
        </draw:frame>
        <draw:frame presentation:style-name="pr2" draw:layer="layout" svg:width="25.199cm" svg:height="13.859cm" svg:x="1.4cm" svg:y="4.914cm" presentation:class="subtitle">
          <draw:text-box>
            <text:p>Coole Graf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nhaltsverzeichn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finition Pfadplaner, abgrenzung lowlevel/midlevel, Bilder einer trajectorie im Straßenverkeh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apidly-Exploring Random Tre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klärung, Zweck,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RT</text:p>
          </draw:text-box>
        </draw:frame>
        <draw:frame presentation:style-name="pr5" draw:layer="layout" svg:width="25.199cm" svg:height="13.859cm" svg:x="1.4cm" svg:y="5.2cm" presentation:class="outline" presentation:user-transformed="true">
          <draw:text-box>
            <text:list text:style-name="L3">
              <text:list-item>
                <text:p>Demo + 5 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or- und Nachteile RRT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RT*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klärung, Zweck,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RT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achelorarbeit David Gödick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Kurze Vorstellung, Einordnung, Nachteile, Ausblick der Arbeit, Grundlagen auf denen ich aufba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igener Ansatz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Ziele</text:p>
                <text:list>
                  <text:list-item>
                    <text:p><text:s/>Erhöhte Schnelligkeit</text:p>
                  </text:list-item>
                  <text:list-item>
                    <text:p>...</text:p>
                  </text:list-item>
                </text:list>
              </text:list-item>
              <text:list-item>
                <text:p>Herausforderungen</text:p>
                <text:list>
                  <text:list-item>
                    <text:p>Abfahrbarkeit</text:p>
                  </text:list-item>
                  <text:list-item>
                    <text:p>Optimale Trajektorie</text:p>
                  </text:list-item>
                  <text:list-item>
                    <text:p>Optimales Abfahren (+Beispiel wie es nicht sein sol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ösung Abfahrbark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Kosten, vermeidung kurviger Trajektor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wiring, rekursiv + verbessert</text:p>
              </text:list-item>
              <text:list-item>
                <text:p>Bild Trajektor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lternative Ansätz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rajektorie vom Ziel aus bilden</text:p>
              </text:list-item>
              <text:list-item>
                <text:p>Bild Trajektori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lternative Ansätz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uklid</text:p>
              </text:list-item>
              <text:list-item>
                <text:p>Bild Trajektor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Zusammenfassung der Ergebnisse und Eigenleis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iterführende Forschungen</text:p>
              </text:list-item>
              <text:list-item>
                <text:p>Weiterführende Ansätze</text:p>
                <text:list>
                  <text:list-item>
                    <text:p>Ansatz MIT: Es ist ok, wenn Trajektoire etwas abweicht</text:p>
                  </text:list-item>
                  <text:list-item>
                    <text:p>Ansatz DubinCurves/Gödicke: Dubin Curves verwenden, Heuristiken zur schnellen Anytime-Erzeugung des Baumes verwenden (RRT*-Smart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ild, Literatur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chtfertig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lie über Probleme beim Coden, Probleme bei der Kommunikation, Warum hat das auf dem Auto nicht funktioniert? </text:p>
              </text:list-item>
              <text:list-item>
                <text:p>Ratschläge um das Ganze besser zu ma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9T09:51:00.85</meta:creation-date>
    <meta:editing-duration>PT54M1S</meta:editing-duration>
    <meta:editing-cycles>9</meta:editing-cycles>
    <dc:date>2018-05-29T10:45:04.49</dc:date>
    <meta:generator>OpenOffice/4.1.1$Win32 OpenOffice.org_project/411m6$Build-9775</meta:generator>
    <meta:document-statistic meta:object-count="101"/>
  </office:meta>
</office:document-meta>
</file>